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 style:list-style-name="L1">
      <style:text-properties style:font-name="Arial" fo:font-size="10pt" style:font-size-asian="10pt" style:font-size-complex="10pt"/>
    </style:style>
    <style:style style:name="P3" style:family="paragraph" style:parent-style-name="Standard" style:list-style-name="L2">
      <style:text-properties style:font-name="Arial" fo:font-size="10pt" style:font-size-asian="10pt" style:font-size-complex="10pt"/>
    </style:style>
    <style:style style:name="P4" style:family="paragraph" style:parent-style-name="Standard" style:list-style-name="L4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3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ourier New" fo:font-size="10pt" style:font-size-asian="10pt" style:font-size-complex="10pt"/>
    </style:style>
    <style:style style:name="P10" style:family="paragraph" style:parent-style-name="Standard" style:list-style-name="L5">
      <style:text-properties style:font-name="Courier New" fo:font-size="10pt" style:font-size-asian="10pt" style:font-size-complex="10pt"/>
    </style:style>
    <style:style style:name="P11" style:family="paragraph" style:parent-style-name="Standard" style:list-style-name="L3">
      <style:text-properties fo:font-weight="normal" style:font-weight-asian="normal" style:font-weight-complex="normal"/>
    </style:style>
    <style:style style:name="P12" style:family="paragraph" style:list-style-name="L6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font-size="8pt"/>
    </style:style>
    <style:style style:name="T6" style:family="text">
      <style:text-properties style:font-size-asian="7pt"/>
    </style:style>
    <style:style style:name="T7" style:family="text">
      <style:text-properties style:font-size-complex="8pt"/>
    </style:style>
    <style:style style:name="T8" style:family="text">
      <style:text-properties fo:font-weight="bold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weight="normal" style:font-weight-asian="normal" style:font-weight-complex="normal"/>
    </style:style>
    <style:style style:name="T13" style:family="text">
      <style:text-properties style:font-name="Courier New" fo:font-size="10pt" style:font-size-asian="10pt" style:font-size-complex="10pt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ise 5</text:p>
      <text:p text:style-name="P8">Domain Name System(BIND) Configuration</text:p>
      <text:p text:style-name="P1"/>
      <text:p text:style-name="P1"/>
      <text:p text:style-name="P5">Objectives</text:p>
      <text:list xml:id="list512891582" text:style-name="L1">
        <text:list-item>
          <text:p text:style-name="P2">An Ubuntu box connected to an Ethernet LAN</text:p>
        </text:list-item>
        <text:list-item>
          <text:p text:style-name="P2">Internet connection</text:p>
        </text:list-item>
        <text:list-item>
          <text:p text:style-name="P2">Basic linux skills (command line, text editing with vi , man)</text:p>
        </text:list-item>
      </text:list>
      <text:p text:style-name="P1"/>
      <text:p text:style-name="P5">Discussion (delivered by instructor)</text:p>
      <text:list xml:id="list219490596" text:style-name="L2">
        <text:list-item>
          <text:p text:style-name="P3">How the Domain Name System works</text:p>
        </text:list-item>
        <text:list-item>
          <text:p text:style-name="P3">BIND version 9</text:p>
        </text:list-item>
      </text:list>
      <text:p text:style-name="P1"/>
      <text:p text:style-name="P5">Activities</text:p>
      <text:p text:style-name="P1"/>
      <text:list xml:id="list258280929" text:style-name="L3">
        <text:list-item>
          <text:p text:style-name="P6">Prepare your linux box for the exercise.</text:p>
        </text:list-item>
      </text:list>
      <text:p text:style-name="P1"><text:tab/></text:p>
      <text:p text:style-name="P1"><text:tab/><text:span text:style-name="T11">$sudo -s</text:span></text:p>
      <text:p text:style-name="P9"><text:tab/>#apt-get install bind9</text:p>
      <text:p text:style-name="P9"><text:tab/>#cd /etc/bind</text:p>
      <text:p text:style-name="P9"><text:tab/>#ls</text:p>
      <text:p text:style-name="P1"/>
      <text:list xml:id="list1510637671" text:continue-numbering="true" text:style-name="L3">
        <text:list-item>
          <text:p text:style-name="P6">Configure the active interface with a static IP address using <text:span text:style-name="T12">ifconfig.</text:span> The IP address will be assigned by your instructor. <text:s/>Recall your exercise on linux TCP/IP configuration.</text:p>
          <text:p text:style-name="P6"/>
        </text:list-item>
        <text:list-item>
          <text:p text:style-name="P6">Fill-in the following information. Modify <text:span text:style-name="T12">/etc/bind/named.conf.local</text:span> appropriately.</text:p>
        </text:list-item>
      </text:list>
      <text:p text:style-name="P1"><text:tab/></text:p>
      <text:list xml:id="list388141196" text:style-name="L4">
        <text:list-item>
          <text:list>
            <text:list-item>
              <text:list>
                <text:list-item>
                  <text:p text:style-name="P4">Domain name (your choice): _____________________________</text:p>
                </text:list-item>
                <text:list-item>
                  <text:p text:style-name="P4">Filename of your forward zone file: _______________________</text:p>
                </text:list-item>
                <text:list-item>
                  <text:p text:style-name="P4">Filename of your reverse zone file: ________________________</text:p>
                </text:list-item>
              </text:list>
            </text:list-item>
          </text:list>
        </text:list-item>
      </text:list>
      <text:p text:style-name="P1"/>
      <text:list xml:id="list2061767997" text:continue-list="list1510637671" text:style-name="L3">
        <text:list-item>
          <text:p text:style-name="P6">Create the appropriate zone files based on your answers in Activity 2.</text:p>
        </text:list-item>
      </text:list>
      <text:p text:style-name="P1"/>
      <text:p text:style-name="P1"><text:tab/>Choose five(5) classmates and obtain their IP addresses. Create the appropriate entries in the <text:tab/>forward and reverse zone files.</text:p>
      <text:p text:style-name="P1"/>
      <text:p text:style-name="P1"><text:tab/>Classmate<text:tab/><text:tab/><text:tab/>IP Address<text:tab/><text:tab/><text:tab/>Host name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/>
      <text:list xml:id="list895351451" text:continue-numbering="true" text:style-name="L3">
        <text:list-item>
          <text:p text:style-name="P6">Check the configuration files if there are no problems.</text:p>
        </text:list-item>
      </text:list>
      <text:p text:style-name="P1"><text:tab/>Read the man pages for <text:span text:style-name="T11">named-checkconf</text:span> and <text:span text:style-name="T11">named-checkzone</text:span>.</text:p>
      <text:p text:style-name="P1"/>
      <text:p text:style-name="P1"><text:tab/>What is the result after using <text:span text:style-name="T11">named-checkconf</text:span> with correct parameters?</text:p>
      <text:p text:style-name="P1"><text:tab/>___________________________________________________________</text:p>
      <text:p text:style-name="P1"/>
      <text:p text:style-name="P1"><text:tab/>What is the result after using <text:span text:style-name="T11">named-checkzone</text:span> with correct parameters?</text:p>
      <text:p text:style-name="P1"><text:tab/>___________________________________________________________</text:p>
      <text:p text:style-name="P1"/>
      <text:p text:style-name="P1"/>
      <text:list xml:id="list2125309386" text:continue-numbering="true" text:style-name="L3">
        <text:list-item>
          <text:p text:style-name="P6">Start the server by running <text:span text:style-name="T12">/etc/init.d/bind9 restart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993899023" text:continue-numbering="true" text:style-name="L3">
        <text:list-item>
          <text:p text:style-name="P6"><text:soft-page-break/>Specify the DNS server/s to use by the resolver.</text:p>
        </text:list-item>
      </text:list>
      <text:p text:style-name="P1"><text:tab/>Do this by editing <text:span text:style-name="T11">/etc/resolv.conf</text:span> and adding the IP addresses of the DNS servers. Read the <text:tab/>man page for <text:span text:style-name="T11">resolv.conf</text:span></text:p>
      <text:p text:style-name="P1"/>
      <text:list xml:id="list1910177616" text:continue-numbering="true" text:style-name="L3">
        <text:list-item>
          <text:p text:style-name="P6">Test the DNS servers using the <text:span text:style-name="T12">dig</text:span> command</text:p>
        </text:list-item>
      </text:list>
      <text:p text:style-name="P1"><text:tab/>Read the man page for the <text:span text:style-name="T11">dig</text:span> command. Use <text:span text:style-name="T11">dig</text:span> to query for the host names you specified in <text:tab/>Activity 3. Test also the DNS servers configured by others by adding their IP addresses in your <text:tab/><text:span text:style-name="T11">resolv.conf</text:span></text:p>
      <text:p text:style-name="P1"/>
      <text:p text:style-name="P1"><text:tab/>Observations:</text:p>
      <text:p text:style-name="P1"><text:tab/>_____________________________________________________________________</text:p>
      <text:p text:style-name="P1"><text:tab/>_____________________________________________________________________</text:p>
      <text:p text:style-name="P1"><text:tab/>_____________________________________________________________________</text:p>
      <text:p text:style-name="P1"><text:tab/></text:p>
      <text:p text:style-name="P1"/>
      <text:list xml:id="list482038104" text:continue-numbering="true" text:style-name="L3">
        <text:list-item>
          <text:p text:style-name="P6">Test the resolution process using the <text:span text:style-name="T12">ping</text:span> command</text:p>
        </text:list-item>
      </text:list>
      <text:p text:style-name="P1"><text:tab/>Did the hosts in Activity 3 replied when “pinged” <text:s/>using their host names instead of their IP <text:tab/>addresses?__________________</text:p>
      <text:p text:style-name="P1"/>
      <text:list xml:id="list1306152593" text:continue-numbering="true" text:style-name="L3">
        <text:list-item>
          <text:p text:style-name="P6">Cleanup</text:p>
          <text:p text:style-name="P6"/>
          <text:list>
            <text:list-item>
              <text:p text:style-name="P11"><text:span text:style-name="T2">Remove the entries you added in the </text:span><text:span text:style-name="T13">/etc/bind/named.conf.local</text:span><text:span text:style-name="T2"> using </text:span><text:span text:style-name="T13">vi</text:span></text:p>
            </text:list-item>
            <text:list-item>
              <text:p text:style-name="P11"><text:span text:style-name="T2">Remove the forward zone file you created using </text:span><text:span text:style-name="T13">rm &lt;forward zone file&gt;</text:span></text:p>
            </text:list-item>
            <text:list-item>
              <text:p text:style-name="P11"><text:span text:style-name="T2">Remove the reverse zone file you created using </text:span><text:span text:style-name="T13">rm &lt;reverse zone file&gt;</text:span></text:p>
            </text:list-item>
            <text:list-item>
              <text:p text:style-name="P11"><text:span text:style-name="T2">Remove the entries you added in </text:span><text:span text:style-name="T13">/etc/resolv.conf </text:span><text:span text:style-name="T2">using vi</text:span></text:p>
            </text:list-item>
          </text:list>
        </text:list-item>
      </text:list>
      <text:p text:style-name="P5"/>
      <text:list xml:id="list1802415976" text:continue-numbering="true" text:style-name="L3">
        <text:list-item>
          <text:p text:style-name="P6">Reflection</text:p>
        </text:list-item>
      </text:list>
      <text:p text:style-name="P1"><text:tab/>Write a short reflection on your activity today.</text:p>
      <text:p text:style-name="P1"/>
      <text:p text:style-name="P5">Command list</text:p>
      <text:list xml:id="list730880235" text:style-name="L5">
        <text:list-item>
          <text:p text:style-name="P10">vi, named, bind9, named-checkconf, named-checkzone, dig, ping</text:p>
        </text:list-item>
      </text:list>
      <text:p text:style-name="P1"/>
      <text:p text:style-name="P5">References</text:p>
      <text:list xml:id="list1037641565" text:style-name="L6">
        <text:list-item>
          <text:p>http://www.howtoforge.com/traditional_dns_howto</text:p>
        </text:list-item>
        <text:list-item>
          <text:p>http://www.bind9.net</text:p>
        </text:list-item>
        <text:list-item>
          <text:p>http://www.bind9.net/manual/bind/9.2.5/Bv9ARM.html</text:p>
        </text:list-item>
        <text:list-item>
          <text:p>http://www.ietf.org/rfc/rfc1034.txt</text:p>
        </text:list-item>
        <text:list-item>
          <text:p>http://www.ietf.org/rfc/rfc1035.tx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ample configuration files</text:p>
      <text:p text:style-name="P1"/>
      <text:p text:style-name="P7">named.conf.local</text:p>
      <text:p text:style-name="P1"/>
      <text:p text:style-name="P9">zone “sinobatalaga.com” IN {</text:p>
      <text:p text:style-name="P9"><text:tab/>type master;</text:p>
      <text:p text:style-name="P9"><text:tab/>file “db.sinobatalaga.com”;</text:p>
      <text:p text:style-name="P9"><text:tab/>allow-update {none; };</text:p>
      <text:p text:style-name="P9">};</text:p>
      <text:p text:style-name="P9"/>
      <text:p text:style-name="P9">zone <text:s/>“1.168.192.in-addr.arpa” IN {</text:p>
      <text:p text:style-name="P9"><text:tab/>type master;</text:p>
      <text:p text:style-name="P9"><text:tab/>file “db.192.168.1”;</text:p>
      <text:p text:style-name="P9"><text:tab/>allow-update {none};</text:p>
      <text:p text:style-name="P9">};</text:p>
      <text:p text:style-name="P1"/>
      <text:p text:style-name="P7">db.sinobatalaga.com</text:p>
      <text:p text:style-name="P7"/>
      <text:p text:style-name="P9">$TTL 86400</text:p>
      <text:p text:style-name="P9">@ IN SOA aida.sinobatalaga.com. si.aida.sinobatalaga.com. (</text:p>
      <text:p text:style-name="P9"><text:tab/>2003081300<text:tab/>; serial</text:p>
      <text:p text:style-name="P9"><text:tab/>3H<text:tab/>; refresh</text:p>
      <text:p text:style-name="P9"><text:tab/>15M<text:tab/>; retry</text:p>
      <text:p text:style-name="P9"><text:tab/>1W<text:tab/>; expiry</text:p>
      <text:p text:style-name="P9"><text:tab/>1D<text:tab/>; minimum</text:p>
      <text:p text:style-name="P9"><text:tab/>);</text:p>
      <text:p text:style-name="P9">sinobatalaga.com. IN NS aida.sinobatalaga.com.</text:p>
      <text:p text:style-name="P9">;A records follow</text:p>
      <text:p text:style-name="P1"/>
      <text:p text:style-name="P1"/>
      <text:p text:style-name="P7">db.192.168.1</text:p>
      <text:p text:style-name="P9"/>
      <text:p text:style-name="P9">$TTL 86400</text:p>
      <text:p text:style-name="P9">@ IN SOA aida.sinobatalaga.com. si.aida.sinobatalaga.com. (</text:p>
      <text:p text:style-name="P9"><text:tab/>2003081300<text:tab/>; serial</text:p>
      <text:p text:style-name="P9"><text:tab/>3H<text:tab/>; refresh</text:p>
      <text:p text:style-name="P9"><text:tab/>15M<text:tab/>; retry</text:p>
      <text:p text:style-name="P9"><text:tab/>1W<text:tab/>; expiry</text:p>
      <text:p text:style-name="P9"><text:tab/>1D<text:tab/>; minimum</text:p>
      <text:p text:style-name="P9"><text:tab/>);</text:p>
      <text:p text:style-name="P9">sinobatalaga.com. IN NS aida.sinobatalaga.com.</text:p>
      <text:p text:style-name="P9">;PTR records follow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style:font-size-asian="7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CMSC 137 2009 jachermocilla@gmail.com</text:span><text:span text:style-name="MT2"><text:tab/><text:tab/>Institute of Computer Science, UPL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Anthony C Hermocilla</meta:initial-creator>
    <meta:creation-date>2009-07-22T11:40:09</meta:creation-date>
    <dc:date>2009-07-22T14:40:32</dc:date>
    <dc:creator>Joseph Anthony C Hermocilla</dc:creator>
    <meta:editing-duration>PT03H00M25S</meta:editing-duration>
    <meta:editing-cycles>52</meta:editing-cycles>
    <meta:generator>OpenOffice.org/3.0$Linux OpenOffice.org_project/300m15$Build-9379</meta:generator>
    <meta:printed-by>Joseph Anthony C Hermocilla</meta:printed-by>
    <meta:print-date>2009-07-22T12:24:46</meta:print-date>
    <meta:document-statistic meta:table-count="0" meta:image-count="0" meta:object-count="0" meta:page-count="3" meta:paragraph-count="98" meta:word-count="513" meta:character-count="3879"/>
    <meta:user-defined meta:name="Info 1"/>
    <meta:user-defined meta:name="Info 2"/>
    <meta:user-defined meta:name="Info 3"/>
    <meta:user-defined meta:name="Info 4"/>
  </office:meta>
</office:document-meta>
</file>